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2">
      <style:text-properties fo:font-size="13pt" style:font-size-asian="13pt" style:font-size-complex="13pt"/>
    </style:style>
    <style:style style:name="P5" style:family="paragraph" style:parent-style-name="Standard" style:list-style-name="L3">
      <style:text-properties fo:font-size="13pt" style:font-size-asian="13pt" style:font-size-complex="13pt"/>
    </style:style>
    <style:style style:name="P6" style:family="paragraph" style:parent-style-name="Standard" style:list-style-name="L4">
      <style:text-properties fo:font-size="13pt" style:font-size-asian="13pt" style:font-size-complex="13pt"/>
    </style:style>
    <style:style style:name="P7" style:family="paragraph" style:parent-style-name="Standard" style:list-style-name="L5">
      <style:text-properties fo:font-size="13pt" style:font-size-asian="13pt" style:font-size-complex="13pt"/>
    </style:style>
    <style:style style:name="P8" style:family="paragraph" style:parent-style-name="Standard" style:list-style-name="L6">
      <style:text-properties fo:font-size="13pt" style:font-size-asian="13pt" style:font-size-complex="13pt"/>
    </style:style>
    <style:style style:name="P9" style:family="paragraph" style:parent-style-name="Standard" style:list-style-name="L7">
      <style:text-properties fo:font-size="13pt" style:font-size-asian="13pt" style:font-size-complex="13pt"/>
    </style:style>
    <style:style style:name="P10" style:family="paragraph" style:parent-style-name="Standard" style:list-style-name="L8">
      <style:text-properties fo:font-size="13pt" style:font-size-asian="13pt" style:font-size-complex="13pt"/>
    </style:style>
    <style:style style:name="P11" style:family="paragraph" style:parent-style-name="Standard" style:list-style-name="L9">
      <style:text-properties fo:font-size="13pt" style:font-size-asian="13pt" style:font-size-complex="13pt"/>
    </style:style>
    <style:style style:name="P12" style:family="paragraph" style:parent-style-name="Standard" style:list-style-name="L10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4.1-4.2 Memory Protection</text:p>
      <text:p text:style-name="P1"/>
      <text:p text:style-name="P1">[wrapup anonymity]</text:p>
      <text:p text:style-name="P1">[wrapup crypto]</text:p>
      <text:p text:style-name="P1">Cryptographic hash collisions</text:p>
      <text:list xml:id="list149502124" text:style-name="L1">
        <text:list-item>
          <text:p text:style-name="P3">Book mentions that in 160-bit SHA1 attacker can find P1, P2 with same hashes in 2^63 steps, which is weaker than <text:span text:style-name="T1">expected 2^80</text:span> steps</text:p>
        </text:list-item>
        <text:list-item>
          <text:p text:style-name="P3">Why 2^80? Why not 2^159 (½ of 2^160)?</text:p>
        </text:list-item>
        <text:list-item>
          <text:p text:style-name="P3">Birthday problem: collision in sqrt(2^160) = 2^80</text:p>
          <text:list>
            <text:list-item>
              <text:p text:style-name="P3">In a set of n items, we have n^2 comparisions (and possible matches), not 2n comparisons</text:p>
            </text:list-item>
          </text:list>
        </text:list-item>
      </text:list>
      <text:p text:style-name="P1"/>
      <text:p text:style-name="P1">Operating system mediation</text:p>
      <text:list xml:id="list1370063611" text:style-name="L2">
        <text:list-item>
          <text:p text:style-name="P4">Control access by users/processes to resources</text:p>
        </text:list-item>
        <text:list-item>
          <text:p text:style-name="P4">Resources may be other users &amp; processes, also files, hardware, etc.</text:p>
        </text:list-item>
      </text:list>
      <text:p text:style-name="P1"/>
      <text:p text:style-name="P1">Memory protection</text:p>
      <text:list xml:id="list435695829" text:style-name="L3">
        <text:list-item>
          <text:p text:style-name="P5">Multiprocess, multiuser systems</text:p>
        </text:list-item>
        <text:list-item>
          <text:p text:style-name="P5">Each running process can access only its own memory</text:p>
          <text:list>
            <text:list-item>
              <text:p text:style-name="P5">Cannot access memory of other processes</text:p>
            </text:list-item>
            <text:list-item>
              <text:p text:style-name="P5">Cannot access kernel memory</text:p>
            </text:list-item>
            <text:list-item>
              <text:p text:style-name="P5">Limits damage of attack against a vulnerable process</text:p>
            </text:list-item>
            <text:list-item>
              <text:p text:style-name="P5">Limits damage of malicious process</text:p>
            </text:list-item>
          </text:list>
        </text:list-item>
        <text:list-item>
          <text:p text:style-name="P5">Kernel can access any process' memory</text:p>
        </text:list-item>
        <text:list-item>
          <text:p text:style-name="P5">Kernel allows processes to share memory only if user permissions allow</text:p>
        </text:list-item>
      </text:list>
      <text:p text:style-name="P1"/>
      <text:p text:style-name="P1">Separation</text:p>
      <text:list xml:id="list1064294266" text:style-name="L4">
        <text:list-item>
          <text:p text:style-name="P6">Keep one user (or role) separated from another user (or role)</text:p>
          <text:list>
            <text:list-item>
              <text:p text:style-name="P6">Example: Military general needing to access both classified data and unclassified email</text:p>
              <text:list>
                <text:list-item>
                  <text:p text:style-name="P6">Convenience: wants to use single system</text:p>
                </text:list-item>
              </text:list>
            </text:list-item>
          </text:list>
        </text:list-item>
        <text:list-item>
          <text:p text:style-name="P6">Physical separation</text:p>
          <text:list>
            <text:list-item>
              <text:p text:style-name="P6">Different users use different physical objects</text:p>
              <text:list>
                <text:list-item>
                  <text:p text:style-name="P6">General has two computers on his desk</text:p>
                </text:list-item>
              </text:list>
            </text:list-item>
          </text:list>
        </text:list-item>
        <text:list-item>
          <text:p text:style-name="P6">Temporal separation</text:p>
          <text:list>
            <text:list-item>
              <text:p text:style-name="P6">Different users execute at different times</text:p>
              <text:list>
                <text:list-item>
                  <text:p text:style-name="P6">General reboots into secure OS</text:p>
                </text:list-item>
              </text:list>
            </text:list-item>
          </text:list>
        </text:list-item>
        <text:list-item>
          <text:p text:style-name="P6">Cryptographic separation</text:p>
          <text:list>
            <text:list-item>
              <text:p text:style-name="P6">Users execute simultaneously but use encrypted computation to remain unintelligible to other users</text:p>
            </text:list-item>
          </text:list>
        </text:list-item>
        <text:list-item>
          <text:p text:style-name="P6">Logical separation</text:p>
          <text:list>
            <text:list-item>
              <text:p text:style-name="P6">Users execute simultaneously, OS gives users isolated view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text:soft-page-break/>Granularity</text:p>
      <text:list xml:id="list298681685" text:style-name="L5">
        <text:list-item>
          <text:p text:style-name="P7">No protection</text:p>
        </text:list-item>
        <text:list-item>
          <text:p text:style-name="P7">Total isolation</text:p>
        </text:list-item>
        <text:list-item>
          <text:p text:style-name="P7">Share all or share none</text:p>
        </text:list-item>
        <text:list-item>
          <text:p text:style-name="P7">Share via OS-mediated access</text:p>
        </text:list-item>
        <text:list-item>
          <text:p text:style-name="P7">Share but limit use (some PDFs disallow printing)</text:p>
        </text:list-item>
      </text:list>
      <text:p text:style-name="P1"/>
      <text:p text:style-name="P1">Memory protection implemented via virtual memory / MMU</text:p>
      <text:list xml:id="list370045642" text:style-name="L6">
        <text:list-item>
          <text:p text:style-name="P8">Segmentation</text:p>
        </text:list-item>
        <text:list-item>
          <text:p text:style-name="P8">Paging</text:p>
        </text:list-item>
      </text:list>
      <text:p text:style-name="P1"/>
      <text:p text:style-name="P1">Paged virtual memory</text:p>
      <text:list xml:id="list1488195915" text:style-name="L7">
        <text:list-item>
          <text:p text:style-name="P9">Every process views memory as contiguous, often larger than physical memory</text:p>
          <text:list>
            <text:list-item>
              <text:p text:style-name="P9">Usually 2^32 or 2^64 addresses</text:p>
            </text:list-item>
          </text:list>
        </text:list-item>
        <text:list-item>
          <text:p text:style-name="P9">Operating system maps virtual pages onto physical memory frames</text:p>
        </text:list-item>
        <text:list-item>
          <text:p text:style-name="P9">Each process has own mapping</text:p>
        </text:list-item>
        <text:list-item>
          <text:p text:style-name="P9">OS will not map a virtual page for process A to a physical page for process B unless memory is shared</text:p>
        </text:list-item>
        <text:list-item>
          <text:p text:style-name="P9">Process A cannot access process B's memory because it has no way to name the memory</text:p>
        </text:list-item>
        <text:list-item>
          <text:p text:style-name="P9">Page tables managed by OS</text:p>
        </text:list-item>
        <text:list-item>
          <text:p text:style-name="P9">Processor MMU uses page tables to resolve virtual addresses to physical addresses</text:p>
        </text:list-item>
        <text:list-item>
          <text:p text:style-name="P9">Used by: Windows, OS X, Linux</text:p>
        </text:list-item>
      </text:list>
      <text:p text:style-name="P1"/>
      <text:p text:style-name="P1">Page protection bits</text:p>
      <text:list xml:id="list1610439329" text:style-name="L8">
        <text:list-item>
          <text:p text:style-name="P10">RWX bits on memory pages</text:p>
        </text:list-item>
        <text:list-item>
          <text:p text:style-name="P10">Limits type of access to addressable memory</text:p>
        </text:list-item>
        <text:list-item>
          <text:p text:style-name="P10">Non-exec stacks help prevent basic code injection via stack buffer overflow</text:p>
        </text:list-item>
      </text:list>
      <text:p text:style-name="P1"/>
      <text:p text:style-name="P1">Operating systems without memory protection</text:p>
      <text:list xml:id="list1013648248" text:style-name="L9">
        <text:list-item>
          <text:p text:style-name="P11">DOS</text:p>
        </text:list-item>
        <text:list-item>
          <text:p text:style-name="P11">Old mainframe systems</text:p>
        </text:list-item>
        <text:list-item>
          <text:p text:style-name="P11">Some embedded systems</text:p>
        </text:list-item>
      </text:list>
      <text:p text:style-name="P1"/>
      <text:p text:style-name="P1">Kernel fence</text:p>
      <text:list xml:id="list1642065018" text:style-name="L10">
        <text:list-item>
          <text:p text:style-name="P12">Kernel resides in a portion of each process' virtual address space</text:p>
        </text:list-item>
        <text:list-item>
          <text:p text:style-name="P12">32-bit Linux 2.6: Lower 3 GB for process, top 1 GB is kernel</text:p>
          <text:list>
            <text:list-item>
              <text:p text:style-name="P12">True for each process</text:p>
            </text:list-item>
          </text:list>
        </text:list-item>
        <text:list-item>
          <text:p text:style-name="P12">Processes can cross fence only in limited ways</text:p>
          <text:list>
            <text:list-item>
              <text:p text:style-name="P12">Corresponds to x86 privilege ring transition</text:p>
            </text:list-item>
          </text:list>
        </text:list-item>
        <text:list-item>
          <text:p text:style-name="P12">Windows, OS X similar</text:p>
        </text:list-item>
        <text:list-item>
          <text:p text:style-name="P12">DOS had no fence (no virtual memory...)</text:p>
          <text:list>
            <text:list-item>
              <text:p text:style-name="P12">Any process could alter DOS</text:p>
            </text:list-item>
            <text:list-item>
              <text:p text:style-name="P12">Viruses spread by hooking DOS interrupt handlers via direct kernel alter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n Giffin</meta:initial-creator>
    <meta:creation-date>2008-02-21T21:54:38</meta:creation-date>
    <dc:date>2008-10-30T15:54:33</dc:date>
    <dc:language>en-US</dc:language>
    <meta:editing-cycles>10</meta:editing-cycles>
    <meta:editing-duration>PT00H51M56S</meta:editing-duration>
    <meta:document-statistic meta:table-count="0" meta:image-count="0" meta:object-count="0" meta:page-count="2" meta:paragraph-count="71" meta:word-count="518" meta:character-count="2964"/>
    <meta:user-defined meta:name="Info 1"/>
    <meta:user-defined meta:name="Info 2"/>
    <meta:user-defined meta:name="Info 3"/>
    <meta:user-defined meta:name="Info 4"/>
  </office:meta>
</office:document-meta>
</file>